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line-height="200%" fo:background-color="transparent" style:shadow="none">
        <style:background-image/>
      </style:paragraph-properties>
    </style:style>
    <style:style style:name="P2" style:family="paragraph" style:parent-style-name="Standard">
      <style:paragraph-properties fo:line-height="200%" fo:text-align="center" style:justify-single-word="false" fo:background-color="transparent" style:shadow="none">
        <style:background-image/>
      </style:paragraph-properties>
    </style:style>
    <style:style style:name="P3" style:family="paragraph" style:parent-style-name="Standard">
      <style:paragraph-properties fo:line-height="200%" fo:text-align="start" style:justify-single-word="false" fo:background-color="transparent" style:shadow="none">
        <style:background-image/>
      </style:paragraph-properties>
    </style:style>
    <style:style style:name="P4" style:family="paragraph" style:parent-style-name="Standard">
      <style:paragraph-properties fo:line-height="200%" fo:text-align="center" style:justify-single-word="false" fo:break-before="page" fo:background-color="transparent" style:shadow="none">
        <style:background-image/>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ncent Zeng</text:p>
      <text:p text:style-name="P1">Professor Donald Sutton</text:p>
      <text:p text:style-name="P1">76-262 Modern China</text:p>
      <text:p text:style-name="P1">20 March, 2015</text:p>
      <text:p text:style-name="P2">The Adaptable Prosper</text:p>
      <text:p text:style-name="P3"><text:tab/>China in the early 20<text:span text:style-name="T1">th</text:span> century was a chaotic period, especially for the intellectual class of the late Qing dynasty. <text:s/>The Confucian system that preserved a national sense of stability had crumbled, leaving a wake of abandoned ideologies and ambiguous institutional structure. As traditional expectations for success and prosperity proved unsustainable, some members of the former elite turned to business ventures as a means to survive. However, the world of capitalism is a much different one than the feudal system of the Confucians; those who could adapt to the rapidly changing order were more likely to make it.</text:p>
      <text:p text:style-name="P3"><text:tab/>The collapse of the Qing dynasty was, in part, an effect of foreign influence which destabilized the interior. Most of this influence came in the form of trade, which brought with it strong pressures to modernize and accept a more global economic order. We can witness this by observing the trajectory of the Ye family branch in Tianjin, as Esherick describes changes in that city as a treaty port (120). <text:s/>Between the establishment of foreign concessions, rapid development of modern public infrastructure, and heavy commercialization, Tianjin became an area well-suited for incubating the new Chinese businessmen. Ye Chongzhi was thus placed in an ideal position for this transition, due to his previous experiences in industrial management and his convenient location for accessing economic and trade centers. Perhaps he sensed that the instability of the government would not provide him a sustainable career, and thus made “the provident decision to abandon politics for business” (Esherick, 124). In the early 1900s, with frequent connections to outside affairs, Ye Chongzhi got a head start on the sort of adaptations the rest of China would have needed to make.</text:p>
      <text:p text:style-name="P3"><text:tab/>Further inland in Shanxi, the effects of modernization moved a little slower, but were still <text:soft-page-break/>noticeable. In 1913, Liu Dapeng gave up his teaching position and entered the more profitable coal mining business for the sake of being able to support his family (Harrison, 113—114). Despite the fact that the Confucian-based system of the Qing era had constantly let him down, though, Liu approached doing business with the same moral code that carried him through his past failures. He frequently took on mining ventures out of a sense of altruism and good will, as evidenced in his takeover of the Shimen mine in order to help a struggling family turn some profits (118—119). Members of the community knew they could rely on him for being honest and trustworthy, attributes that were critical for developing and maintaining a positive reputation in an otherwise chaotic political and economic environment (122—123).</text:p>
      <text:p text:style-name="P3"><text:tab/>Despite his earnest approach to business, there were many changes outside Liu's control that made it difficult for him to prosper. Outrageous taxation became a heavy burden in Shanxi, especially as local politicians started vying for more power and leaned on local residents to support their campaigns (131). Technological advances in mining equipment made a mess of the mountainside and cause the economy to favor large commercial ventures, rather than the smaller pits that Liu was involved with (134). In the face of these changes, Liu held on to his strong moral code, as this integrity was the only thing he knew; he was thus unable to adapt to the heavily profit-based biases of the mining business, and slipped further into poverty over the next couple of decades (135).</text:p>
      <text:p text:style-name="P3"><text:tab/>By the 1930s, we see an entirely different approach to doing business in China. The Rong family, which established numerous textile and flour mills just before the outbreak of war, demonstrated a wider range of adaptability to changing political structures and economic pressures. This adaptability, above any other strong ties to particular ideals, was what allowed them to persist through an otherwise turbulent period. Early on in their ventures, they noticed that battles with the Japanese near their factories in Shanghai threatened their business; they keenly observed the effects of foreign presence, and counted on the fact that their properties near the concessions would be protected (Coble, 115). Once the fighting ended, patriarch Rong Zongjiang clearly recognized that <text:s/><text:soft-page-break/>the Chinese government would not protect them, as evidenced by his formation of a merchant alliance that eschewed ties to any political entity (116—117). His bold statement that “China is virtually a nation without a government” (117) showed how little faith he had in politics to protect the well-being of the people.</text:p>
      <text:p text:style-name="P3"><text:tab/>This divorcing of the family business from national loyalties goes further than just forming an organization exclusively to protect commercial interests. After Shanghai fell to Japanese forces in 1937, the Rongs registered their mills as foreign American and British ventures, relying on an alliance with entities that the Japanese did not yet wish to disturb. After Pearl Harbor, this alliance was no longer valuable, and in fact made those mills more of a target; the response, obviously, was to revert to Chinese registration to attempt a resistance against Japanese seizures (125). Although that action failed to prevent a Japanese takeover, it showed the Rongs' willingness to have a flexible national affiliation for the sake of protecting their bottom line. Ultimately, they regained control of their mills by going along with Japanese efforts for economic cooperation, essentially playing to their desires for Pan-Asian unification (127).</text:p>
      <text:p text:style-name="P3"><text:tab/>Beyond a flexibility in political dealings, the Rong family also played to fluctuations in economic demand to maximize potential for profits. During the decline in national production due to the war, they reduced <text:s/>loss of profits by running their equipment in small rural productions, which gave them the benefit of being able to evade government regulations that larger operations were subjected to, while also granting them access to raw materials when foreign imports slowed (130). Their mills in Wuhan prospered during the war because they were able to secure good local sources for cotton and wheat, combining the output from both their textile and flour mills to provide much-valued bags of flour at a time when finished products were highly desirable (133). Through such methods of commodity hoarding and playing to the fluctuating desires of the market, the Rongs managed to survive through the hard times of war, while less profit-driven ventures were unable to keep up.</text:p>
      <text:p text:style-name="P3"><text:tab/>In studying the Rongs' administration of their business, we find little evidence of the <text:soft-page-break/>Confucian value system of loyalty and avoidance of wealth-gathering that dominated the previous generation of Liu Dapengs and Ye Chongzhis. While much of the Rongs' success through that period was a result of the larger scale of their enterprises and a good amount of luck, their willingness to adapt their business practices to do whatever it took to survive played a non-trivial role in allowing them to prosper. During a time when old systems have failed and new systems have yet to take root, adaptability triumphed over tradition.</text:p>
      <text:p text:style-name="P4">References</text:p>
      <text:p text:style-name="P3">Coble, Parks. 2003. “The Rong Family Industrial Enterprises and the War”. <text:span text:style-name="T2">Chinese Capitalists in </text:span></text:p>
      <text:p text:style-name="P3"><text:span text:style-name="T2"><text:tab/>Japan's New Order</text:span><text:span text:style-name="T3">.</text:span></text:p>
      <text:p text:style-name="P3">Esherick, Joseph. 2011. “Doing Business in Tianjin”. <text:span text:style-name="T2">Ancestral Leaves</text:span><text:span text:style-name="T3">.</text:span></text:p>
      <text:p text:style-name="P3"><text:span text:style-name="T3">Harrison, Harriet. 2005. “The Merchant”. </text:span><text:span text:style-name="T2">The Man Awakened From Dreams</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0T18:34:03</meta:creation-date>
    <dc:date>2015-03-20T19:23:55</dc:date>
    <meta:editing-duration>PT31M29S</meta:editing-duration>
    <meta:editing-cycles>3</meta:editing-cycles>
    <meta:generator>OpenOffice/4.1.1$Linux OpenOffice.org_project/411m6$Build-9775</meta:generator>
    <meta:document-statistic meta:table-count="0" meta:image-count="0" meta:object-count="0" meta:page-count="5" meta:paragraph-count="18" meta:word-count="1184" meta:character-count="7486"/>
  </office:meta>
</office:document-meta>
</file>